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Condensed" svg:font-family="'Bahnschrift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 style:list-style-name="L5">
      <style:text-properties officeooo:paragraph-rsid="001a6750"/>
    </style:style>
    <style:style style:name="P2" style:family="paragraph" style:parent-style-name="Standard" style:list-style-name="L5">
      <style:text-properties officeooo:paragraph-rsid="001afe9b"/>
    </style:style>
    <style:style style:name="P3" style:family="paragraph" style:parent-style-name="Standard">
      <style:text-properties officeooo:paragraph-rsid="00190118"/>
    </style:style>
    <style:style style:name="P4" style:family="paragraph" style:parent-style-name="Standard" style:list-style-name="L5">
      <style:text-properties officeooo:rsid="001a6750" officeooo:paragraph-rsid="001a6750"/>
    </style:style>
    <style:style style:name="P5" style:family="paragraph" style:parent-style-name="Standard" style:list-style-name="L5">
      <style:text-properties fo:font-size="16pt" officeooo:rsid="001afe9b" officeooo:paragraph-rsid="001afe9b" style:font-size-asian="14pt" style:font-size-complex="16pt"/>
    </style:style>
    <style:style style:name="T1" style:family="text">
      <style:text-properties style:font-name="Bahnschrift Condensed"/>
    </style:style>
    <style:style style:name="T2" style:family="text">
      <style:text-properties style:font-name="Bahnschrift Condensed" fo:font-size="40pt" officeooo:rsid="00174376" style:font-size-asian="35pt" style:font-size-complex="40pt"/>
    </style:style>
    <style:style style:name="T3" style:family="text">
      <style:text-properties style:font-name="Bahnschrift Condensed" fo:font-size="15pt" officeooo:rsid="00174376" style:font-size-asian="13.1000003814697pt" style:font-size-complex="15pt"/>
    </style:style>
    <style:style style:name="T4" style:family="text">
      <style:text-properties style:font-name="Bahnschrift Condensed" fo:font-size="15pt" officeooo:rsid="001afe9b" style:font-size-asian="13.1000003814697pt" style:font-size-complex="15pt"/>
    </style:style>
    <style:style style:name="T5" style:family="text">
      <style:text-properties style:font-name="Bahnschrift Condensed" fo:font-size="20pt" officeooo:rsid="00174376" style:font-size-asian="17.5pt" style:font-size-complex="20pt"/>
    </style:style>
    <style:style style:name="T6" style:family="text">
      <style:text-properties style:font-name="Bahnschrift Condensed" fo:font-size="20pt" officeooo:rsid="00190118" style:font-size-asian="17.5pt" style:font-size-complex="20pt"/>
    </style:style>
    <style:style style:name="T7" style:family="text">
      <style:text-properties style:font-name="Bahnschrift Condensed" fo:font-size="16pt" style:font-size-asian="14pt" style:font-size-complex="16pt"/>
    </style:style>
    <style:style style:name="T8" style:family="text">
      <style:text-properties style:font-name="Bahnschrift Condensed" fo:font-size="16pt" officeooo:rsid="00174376" style:font-size-asian="14pt" style:font-size-complex="16pt"/>
    </style:style>
    <style:style style:name="T9" style:family="text">
      <style:text-properties style:font-name="Bahnschrift Condensed" fo:font-size="16pt" officeooo:rsid="00190118" style:font-size-asian="14pt" style:font-size-complex="16pt"/>
    </style:style>
    <style:style style:name="T10" style:family="text">
      <style:text-properties style:font-name="Bahnschrift Condensed" fo:font-size="16pt" officeooo:rsid="0019b6b1" style:font-size-asian="14pt" style:font-size-complex="16pt"/>
    </style:style>
    <style:style style:name="T11" style:family="text">
      <style:text-properties style:font-name="Bahnschrift Condensed" fo:font-size="16pt" officeooo:rsid="001a6750" style:font-size-asian="14pt" style:font-size-complex="16pt"/>
    </style:style>
    <style:style style:name="T12" style:family="text">
      <style:text-properties style:font-name="Bahnschrift Condensed" fo:font-size="16pt" officeooo:rsid="001afe9b" style:font-size-asian="14pt" style:font-size-complex="16pt"/>
    </style:style>
    <style:style style:name="T13" style:family="text">
      <style:text-properties style:font-name="Bahnschrift Condensed" fo:font-size="24pt" officeooo:rsid="00174376" style:font-size-asian="24pt" style:font-size-complex="24pt"/>
    </style:style>
    <style:style style:name="T14" style:family="text">
      <style:text-properties style:font-name="Bahnschrift Condensed" fo:font-size="24pt" officeooo:rsid="00190118" style:font-size-asian="24pt" style:font-size-complex="24pt"/>
    </style:style>
    <style:style style:name="T15" style:family="text">
      <style:text-properties style:font-name="Bahnschrift Condensed" fo:font-size="24pt" officeooo:rsid="001afe9b" style:font-size-asian="24pt" style:font-size-complex="24pt"/>
    </style:style>
    <style:style style:name="T16" style:family="text">
      <style:text-properties style:font-name="Bahnschrift Condensed" officeooo:rsid="00190118"/>
    </style:style>
    <style:style style:name="T17" style:family="text">
      <style:text-properties style:font-name="Bahnschrift Condensed" style:text-underline-style="solid" style:text-underline-width="auto" style:text-underline-color="font-color"/>
    </style:style>
    <style:style style:name="T18" style:family="text">
      <style:text-properties fo:color="#c9211e" loext:opacity="100%" style:font-name="Bahnschrift Condensed" style:text-underline-style="solid" style:text-underline-width="auto" style:text-underline-color="font-color"/>
    </style:style>
    <style:style style:name="T19" style:family="text">
      <style:text-properties fo:color="#2a6099" loext:opacity="100%" style:font-name="Bahnschrift Condensed" style:text-underline-style="solid" style:text-underline-width="auto" style:text-und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5">
        <text:list-header>
          <text:p text:style-name="P2"><text:span text:style-name="T2">Projekt Semestralny</text:span></text:p>
          <text:p text:style-name="P2"><text:span text:style-name="T3">Antoni Chmura <text:s/></text:span><text:span text:style-name="T5"><text:line-break/></text:span><text:span text:style-name="T13">Pracą na Projekt Semestralny jest Gra <text:s/>Przeglądark</text:span><text:span text:style-name="T14">o-wa</text:span><text:span text:style-name="T13"> „Lost In Horror” stworzona za pom</text:span><text:span text:style-name="T15">o</text:span><text:span text:style-name="T13">c</text:span><text:span text:style-name="T15">ą</text:span><text:span text:style-name="T13"> Silnika Pixi.JS</text:span><text:span text:style-name="T5"> <text:line-break/><text:line-break/></text:span><text:span text:style-name="T8">Główny Game-play loop gry polega na dojściu do <text:s/>najniższego „Pietra” Przechodząc co raz głębiej do mrocznego lasu by dojść do jego źródła i uwolnić Las od zamieszkałych go </text:span><text:span text:style-name="T9">Horrorów </text:span></text:p>
          <text:p text:style-name="P2"><text:span text:style-name="T9"><text:line-break/>Gracz gra jako Antropomorficzny królik <text:s/></text:span><text:span text:style-name="T10">który za pomocą broni </text:span><text:span text:style-name="T11">mysliwkiej</text:span><text:span text:style-name="T9"> </text:span><text:span text:style-name="T10">oraz</text:span><text:span text:style-name="T9"> Rożn</text:span><text:span text:style-name="T10">ych</text:span><text:span text:style-name="T9"> rodzaju ulepszające mikstury i zioła zdobyte podczas rozgrywki </text:span><text:span text:style-name="T10">pokonuje przeciwników </text:span></text:p>
          <text:p text:style-name="P2"><text:span text:style-name="T10"><text:line-break/>Mapa gry jest losowo generowana dzieląca się na piec Pięter od 1 (Najłatwiejszy ) do 5 ( Najtrudniejsze) każde Piętro zawiera <text:s/></text:span><text:span text:style-name="T11">7-10 <text:s/>losowo generowanych pokoi które natomiast zawiera 3 gwarantowane pokoje :</text:span></text:p>
        </text:list-header>
        <text:list-item>
          <text:p text:style-name="P1"><text:span text:style-name="T11">Pokój startujący w nim cala gra się zaczyna nie posiada żadnych przeciwników</text:span></text:p>
        </text:list-item>
        <text:list-item>
          <text:p text:style-name="P4"><text:span text:style-name="T7">Pokój Nagrody zawiera specjalny przedmiot <text:s/>ułatwiający graczowi rozgrywkę <text:s/>lub zmieniający zakres rozgrywki (w późniejszych poziomach będzie wymagał rozwiązania prostej zagadki lub innego wyzwania testującego gracz do zdobycia Nagrody)</text:span></text:p>
        </text:list-item>
        <text:list-item>
          <text:p text:style-name="P2"><text:span text:style-name="T11">Pokój Kończący zawiera pojedynczego trudniejszego przeciwnika tzw „Boss-a” Pokój ten umożliwia Przejście do następnego Pietra|<text:line-break/><text:line-break/>Główna trudność gry pochodzi z faktu ze cała gra <text:s/>musi być skończoną w jednym biegu jeden błąd gracza może skutkować w restarcie gry do samego początku</text:span></text:p>
          <text:p text:style-name="P2"><text:span text:style-name="T6"><text:line-break/></text:span><text:span text:style-name="T10">Gra Bierze du</text:span><text:span text:style-name="T12">ż</text:span><text:span text:style-name="T10">a inspiracje </text:span><text:span text:style-name="T11">Od Gier ja „The biding of Isac” , „Stardew Valley” w tym ze <text:line-break/>grafika oraz efekty d</text:span><text:span text:style-name="T12">ź</text:span><text:span text:style-name="T11">wi</text:span><text:span text:style-name="T12">ę</text:span><text:span text:style-name="T11">kowe Charakteryzując się <text:s/>ogólna pikselozą </text:span><text:span text:style-name="T6"><text:line-break/></text:span></text:p>
          <text:p text:style-name="P5"><text:span text:style-name="T16">W</text:span><text:span text:style-name="T1">ykorzystywany Pixi.js jest prostym silnikiem do gier webowych opartym na Javascript<text:line-break/><text:line-break/>Kod źródłowy oraz Postęp Tworzenia gry <text:s/>jest Zapisywany Na repozytorium Github <text:line-break/></text:span><text:span text:style-name="T19">https://github.com/Jello-on-mello/Lost-In-Horror</text:span></text:p>
        </text:list-item>
      </text:list>
      <text:p text:style-name="P3"><text:soft-page-break/><text:span text:style-name="T9"/></text:p>
      <text:p text:style-name="P3"><text:span text:style-name="T9"><text:line-break/><text:line-break/></text:span><text:span text:style-name="T5"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Condensed" svg:font-family="'Bahnschrift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5T12:26:18.518000000</meta:creation-date>
    <dc:date>2024-12-05T13:38:25.065000000</dc:date>
    <meta:editing-duration>PT14M51S</meta:editing-duration>
    <meta:editing-cycles>1</meta:editing-cycles>
    <meta:document-statistic meta:table-count="0" meta:image-count="0" meta:object-count="0" meta:page-count="2" meta:paragraph-count="10" meta:word-count="234" meta:character-count="1676" meta:non-whitespace-character-count="1426"/>
    <meta:generator>LibreOffice/24.2.2.2$Windows_X86_64 LibreOffice_project/d56cc158d8a96260b836f100ef4b4ef25d6f1a01</meta:generator>
  </office:meta>
</office:document-meta>
</file>